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397cm" fo:margin-left="-0.199cm" fo:break-before="page" table:align="left" style:writing-mode="lr-tb"/>
    </style:style>
    <style:style style:name="Tableau2.A" style:family="table-column">
      <style:table-column-properties style:column-width="16.39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397cm" fo:margin-left="-0.199cm" table:align="left" style:writing-mode="lr-tb"/>
    </style:style>
    <style:style style:name="Tableau3.A" style:family="table-column">
      <style:table-column-properties style:column-width="16.3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.212cm" fo:margin-bottom="0cm" style:contextual-spacing="false"/>
      <style:text-properties style:font-name="Arial" style:font-name-complex="Arial"/>
    </style:style>
    <style:style style:name="P5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P6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auto" style:text-underline-color="font-color" style:font-name-complex="Arial"/>
    </style:style>
    <style:style style:name="P7" style:family="paragraph" style:parent-style-name="Standard">
      <style:paragraph-properties fo:margin-top="0.212cm" fo:margin-bottom="0cm" style:contextual-spacing="false" style:snap-to-layout-grid="false"/>
      <style:text-properties style:font-name="Arial" fo:font-size="10pt" style:font-size-asian="10pt" style:font-name-complex="Helvetica" style:font-size-complex="10pt"/>
    </style:style>
    <style:style style:name="P8" style:family="paragraph" style:parent-style-name="Standard">
      <style:paragraph-properties fo:margin-top="0.212cm" fo:margin-bottom="0cm" style:contextual-spacing="false"/>
      <style:text-properties style:font-name="Arial" fo:font-style="normal" fo:font-weight="normal" style:font-name-complex="Arial"/>
    </style:style>
    <style:style style:name="P9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10" style:family="paragraph" style:parent-style-name="Standard">
      <style:paragraph-properties fo:margin-top="0.212cm" fo:margin-bottom="0cm" style:contextual-spacing="false"/>
      <style:text-properties officeooo:paragraph-rsid="0020e0e2"/>
    </style:style>
    <style:style style:name="P11" style:family="paragraph" style:parent-style-name="Standard">
      <style:paragraph-properties fo:margin-top="0.212cm" fo:margin-bottom="0cm" style:contextual-spacing="false"/>
      <style:text-properties style:text-underline-style="none" officeooo:rsid="0021c3ba" officeooo:paragraph-rsid="0021c3ba"/>
    </style:style>
    <style:style style:name="P12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13" style:family="paragraph" style:parent-style-name="Standard">
      <style:paragraph-properties fo:margin-top="0.212cm" fo:margin-bottom="0cm" style:contextual-spacing="false"/>
      <style:text-properties style:font-name="Arial" style:font-name-complex="Arial"/>
    </style:style>
    <style:style style:name="P14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paragraph-rsid="0020e0e2" style:font-weight-asian="bold" style:font-name-complex="Arial"/>
    </style:style>
    <style:style style:name="P15" style:family="paragraph" style:parent-style-name="Standard">
      <style:paragraph-properties fo:margin-top="0.212cm" fo:margin-bottom="0cm" style:contextual-spacing="false"/>
      <style:text-properties style:font-name="Arial" fo:font-style="normal" style:text-underline-style="none" fo:font-weight="normal" officeooo:rsid="0020e0e2" officeooo:paragraph-rsid="0020e0e2" style:font-weight-asian="bold" style:font-name-complex="Arial"/>
    </style:style>
    <style:style style:name="P16" style:family="paragraph" style:parent-style-name="Standard">
      <style:text-properties style:font-name="Arial" style:font-name-complex="Arial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1f3113" style:font-size-asian="14pt" style:font-weight-asian="bold" style:font-name-complex="Arial" style:font-size-complex="14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1f3113" style:font-name-complex="Arial"/>
    </style:style>
    <style:style style:name="T5" style:family="text">
      <style:text-properties style:font-name="Arial" officeooo:rsid="0020e0e2" style:font-name-complex="Arial"/>
    </style:style>
    <style:style style:name="T6" style:family="text">
      <style:text-properties style:font-name="Arial" officeooo:rsid="0021c3ba" style:font-name-complex="Arial"/>
    </style:style>
    <style:style style:name="T7" style:family="text">
      <style:text-properties style:font-name="Arial" officeooo:rsid="0022ad30" style:font-name-complex="Arial"/>
    </style:style>
    <style:style style:name="T8" style:family="text"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normal" fo:font-weight="normal" style:font-weight-asian="bold" style:font-name-complex="Arial"/>
    </style:style>
    <style:style style:name="T11" style:family="text">
      <style:text-properties style:font-name="Arial" fo:font-style="normal" fo:font-weight="normal" officeooo:rsid="0020e0e2" style:font-weight-asian="bold" style:font-name-complex="Arial"/>
    </style:style>
    <style:style style:name="T12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9"><text:span text:style-name="T1">Fiche d’anomalie N°</text:span><text:span text:style-name="T2">9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3">Dates ouverture : </text:span><text:span text:style-name="T4">01/09/2015</text:span></text:p>
          </table:table-cell>
          <table:table-cell table:style-name="Tableau1.B2" office:value-type="string">
            <text:p text:style-name="P3"><text:span text:style-name="T3">Clôture</text:span><text:bookmark text:name="_1410176768"/><text:bookmark text:name="_1410177184"/><text:bookmark text:name="_1415458630"/><text:bookmark text:name="_1418046982"/><text:span text:style-name="T3"> : 0</text:span><field:fieldmark-start text:name="__Fieldmark__594_903669567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3"><text:span text:style-name="T8">Description :</text:span><text:span text:style-name="T3"> </text:span><text:span text:style-name="T5">Après le lancement d'une cuisson, le système est instable, des bips de connexion / déconnexion USB sont émis.</text:span></text:p>
            <text:p text:style-name="P4"/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3"><text:span text:style-name="T9"><text:s/></text:span><text:span text:style-name="T8">Constat :</text:span><text:span text:style-name="T3"> </text:span><text:span text:style-name="T5">Mesure de la température impossible.</text:span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14">Analyse : </text:p>
            <text:p text:style-name="P15">Electricité statique ?</text:p>
            <text:p text:style-name="P11"><text:span text:style-name="T11">V</text:span><text:span text:style-name="T10">oir explications https://www.google.fr/url?sa=t&amp;rct=j&amp;q=&amp;esrc=s&amp;source=web&amp;cd=2&amp;cad=rja&amp;uact=8&amp;ved=0CCsQFjABahUKEwiz-_vcvNPHAhUCuBQKHSMODZ4&amp;url=http%3A%2F%2Fforum.pcastuces.com%2Fport_usb__connexion_instable-f4s60864.htm&amp;ei=-FzkVbOfH4LwUqOctPAJ&amp;usg=AFQjCNHlssm0AVXfoLgVog0lSars98-qcA</text:span></text:p>
            <text:p text:style-name="P8"/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Standard"><text:span text:style-name="T8">Remède :</text:span><text:span text:style-name="T3"> D</text:span><text:span text:style-name="T6">éconnecter puis reconnecter la prise USB étiqueté SCAO</text:span></text:p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5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6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10"><text:span text:style-name="T8">Conclusion </text:span><text:span text:style-name="T3">: </text:span><text:span text:style-name="T7">Aucune explication satisfaisante - </text:span><text:span text:style-name="T6">Affaire à suivre</text:span></text:p>
          </table:table-cell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6"/>
          </table:table-cell>
        </table:table-row>
        <table:table-row table:style-name="Tableau2.1"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</table:table-row>
      </table:table>
      <text:p text:style-name="P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7"/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1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Données/SCAO/Projet_SCAO/Anomalies/Fiche d'anomalie N°9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5-07T10:53:00.494796866</dc:date>
    <meta:print-date>2015-08-31T16:00:51.038142909</meta:print-date>
    <meta:editing-cycles>5</meta:editing-cycles>
    <meta:editing-duration>PT9M40S</meta:editing-duration>
    <meta:generator>LibreOffice/4.2.8.2$Linux_x86 LibreOffice_project/420m0$Build-2</meta:generator>
    <meta:document-statistic meta:table-count="4" meta:image-count="1" meta:object-count="0" meta:page-count="2" meta:paragraph-count="13" meta:word-count="71" meta:character-count="757" meta:non-whitespace-character-count="698"/>
  </office:meta>
</office:document-meta>
</file>